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style>
    <style:style style:name="T2"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4" style:parent-style-name="Normal" style:family="paragraph">
      <style:paragraph-properties fo:margin-top="0.0694in" fo:margin-bottom="0.0694in" fo:line-height="100%"/>
    </style:style>
    <style:style style:name="T5"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6"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8" style:family="table-column">
      <style:table-column-properties style:column-width="6.293in"/>
    </style:style>
    <style:style style:name="Table7" style:family="table">
      <style:table-properties style:width="6.293in" fo:margin-left="0in" table:align="left"/>
    </style:style>
    <style:style style:name="TableRow9" style:family="table-row">
      <style:table-row-properties/>
    </style:style>
    <style:style style:name="TableCell10" style:family="table-cell">
      <style:table-cell-properties fo:border="0.0069in solid #000000" fo:background-color="#0D0D0D" style:writing-mode="lr-tb" fo:padding-top="0in" fo:padding-left="0.075in" fo:padding-bottom="0in" fo:padding-right="0.075in"/>
    </style:style>
    <style:style style:name="P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9" style:parent-style-name="Normal" style:family="paragraph">
      <style:paragraph-properties fo:margin-top="0.0694in" fo:margin-bottom="0.0694in" fo:line-height="100%"/>
    </style:style>
    <style:style style:name="T30"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31"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3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33"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34"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36" style:parent-style-name="Normal" style:family="paragraph">
      <style:paragraph-properties fo:margin-top="0.0694in" fo:margin-bottom="0.0694in" fo:line-height="100%"/>
    </style:style>
    <style:style style:name="T37"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38"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39"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40"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41"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42"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4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ableColumn45" style:family="table-column">
      <style:table-column-properties style:column-width="6.293in"/>
    </style:style>
    <style:style style:name="Table44" style:family="table">
      <style:table-properties style:width="6.293in" fo:margin-left="0in" table:align="left"/>
    </style:style>
    <style:style style:name="TableRow46" style:family="table-row">
      <style:table-row-properties/>
    </style:style>
    <style:style style:name="TableCell47" style:family="table-cell">
      <style:table-cell-properties fo:border="0.0069in solid #000000" fo:background-color="#0D0D0D" style:writing-mode="lr-tb" fo:padding-top="0in" fo:padding-left="0.075in" fo:padding-bottom="0in" fo:padding-right="0.075in"/>
    </style:style>
    <style:style style:name="P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57"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6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6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82" style:parent-style-name="Normal" style:family="paragraph">
      <style:paragraph-properties fo:margin-top="0.0694in" fo:margin-bottom="0.0694in" fo:line-height="100%"/>
    </style:style>
    <style:style style:name="T83"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84"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85"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86" style:parent-style-name="Normal" style:family="paragraph">
      <style:paragraph-properties fo:margin-top="0.0694in" fo:margin-bottom="0.0694in" fo:line-height="100%"/>
    </style:style>
    <style:style style:name="T87"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T88" style:parent-style-name="Policepardéfau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fr" style:country-asian="FR"/>
    </style:style>
    <style:style style:name="T89"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90" style:parent-style-name="Normal" style:family="paragraph">
      <style:paragraph-properties fo:margin-top="0.0694in" fo:margin-bottom="0.0694in" fo:line-height="100%"/>
    </style:style>
    <style:style style:name="T91"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92"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94" style:family="table-column">
      <style:table-column-properties style:column-width="7.2611in"/>
    </style:style>
    <style:style style:name="Table93" style:family="table">
      <style:table-properties style:width="7.2611in" fo:margin-left="0in" table:align="left"/>
    </style:style>
    <style:style style:name="TableRow95" style:family="table-row">
      <style:table-row-properties/>
    </style:style>
    <style:style style:name="TableCell96" style:family="table-cell">
      <style:table-cell-properties fo:border="0.0069in solid #000000" fo:background-color="#0D0D0D" style:writing-mode="lr-tb" fo:padding-top="0in" fo:padding-left="0.075in" fo:padding-bottom="0in" fo:padding-right="0.075in"/>
    </style:style>
    <style:style style:name="P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10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1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11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12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1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133"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13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1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46" style:parent-style-name="Normal" style:family="paragraph">
      <style:paragraph-properties fo:margin-top="0.0694in" fo:margin-bottom="0.0694in" fo:line-height="100%"/>
    </style:style>
    <style:style style:name="T147"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148"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149" style:parent-style-name="Normal" style:family="paragraph">
      <style:paragraph-properties fo:margin-bottom="0in" fo:line-height="100%"/>
    </style:style>
    <style:style style:name="T150"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151" style:parent-style-name="Normal" style:family="paragraph">
      <style:paragraph-properties fo:break-before="page"/>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152" style:parent-style-name="Normal" style:family="paragraph">
      <style:paragraph-properties fo:margin-top="0.0694in" fo:margin-bottom="0.0694in" fo:line-height="100%"/>
    </style:style>
    <style:style style:name="T153"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T154" style:parent-style-name="Policepardéfau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fr" style:country-asian="FR"/>
    </style:style>
    <style:style style:name="T155"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156" style:parent-style-name="Normal" style:family="paragraph">
      <style:paragraph-properties fo:margin-top="0.0694in" fo:margin-bottom="0.0694in" fo:line-height="100%"/>
    </style:style>
    <style:style style:name="T157"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158"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160" style:family="table-column">
      <style:table-column-properties style:column-width="7.2611in"/>
    </style:style>
    <style:style style:name="Table159" style:family="table">
      <style:table-properties style:width="7.2611in" fo:margin-left="0in" table:align="left"/>
    </style:style>
    <style:style style:name="TableRow161" style:family="table-row">
      <style:table-row-properties/>
    </style:style>
    <style:style style:name="TableCell162" style:family="table-cell">
      <style:table-cell-properties fo:border="0.0069in solid #000000" fo:background-color="#0D0D0D" style:writing-mode="lr-tb" fo:padding-top="0in" fo:padding-left="0.075in" fo:padding-bottom="0in" fo:padding-right="0.075in"/>
    </style:style>
    <style:style style:name="P1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17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1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1"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18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4"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18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1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1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19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1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3"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204"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2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21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217"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2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25" style:parent-style-name="Normal" style:family="paragraph">
      <style:paragraph-properties fo:margin-top="0.0694in" fo:margin-bottom="0.0694in" fo:line-height="100%"/>
    </style:style>
    <style:style style:name="T226"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2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28" style:parent-style-name="Normal" style:family="paragraph">
      <style:paragraph-properties fo:margin-bottom="0in" fo:line-height="100%"/>
    </style:style>
    <style:style style:name="T229"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30" style:parent-style-name="Normal" style:family="paragraph">
      <style:paragraph-properties fo:break-before="page"/>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231" style:parent-style-name="Normal" style:family="paragraph">
      <style:paragraph-properties fo:margin-top="0.0694in" fo:margin-bottom="0.0694in" fo:line-height="100%"/>
    </style:style>
    <style:style style:name="T232"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T233" style:parent-style-name="Policepardéfau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fr" style:country-asian="FR"/>
    </style:style>
    <style:style style:name="T234"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235" style:parent-style-name="Normal" style:family="paragraph">
      <style:paragraph-properties fo:margin-top="0.0694in" fo:margin-bottom="0.0694in" fo:line-height="100%"/>
    </style:style>
    <style:style style:name="T236"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23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239" style:family="table-column">
      <style:table-column-properties style:column-width="7.2611in"/>
    </style:style>
    <style:style style:name="Table238" style:family="table">
      <style:table-properties style:width="7.2611in" fo:margin-left="0in" table:align="left"/>
    </style:style>
    <style:style style:name="TableRow240" style:family="table-row">
      <style:table-row-properties/>
    </style:style>
    <style:style style:name="TableCell241" style:family="table-cell">
      <style:table-cell-properties fo:border="0.0069in solid #000000" fo:background-color="#0D0D0D" style:writing-mode="lr-tb" fo:padding-top="0in" fo:padding-left="0.075in" fo:padding-bottom="0in" fo:padding-right="0.075in"/>
    </style:style>
    <style:style style:name="P2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26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2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9"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270"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273"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2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27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2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29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2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2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03" style:parent-style-name="Normal" style:family="paragraph">
      <style:paragraph-properties fo:margin-top="0.0694in" fo:margin-bottom="0.0694in" fo:line-height="100%"/>
    </style:style>
    <style:style style:name="T304"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305"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30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30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08" style:parent-style-name="Normal" style:family="paragraph">
      <style:paragraph-properties fo:margin-bottom="0in" fo:line-height="100%"/>
    </style:style>
    <style:style style:name="T309"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310" style:parent-style-name="Normal" style:family="paragraph">
      <style:paragraph-properties fo:break-before="page"/>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311" style:parent-style-name="Normal" style:family="paragraph">
      <style:paragraph-properties fo:margin-top="0.0694in" fo:margin-bottom="0.0694in" fo:line-height="100%"/>
    </style:style>
    <style:style style:name="T312"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T313" style:parent-style-name="Policepardéfau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fr" style:country-asian="FR"/>
    </style:style>
    <style:style style:name="T314"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315" style:parent-style-name="Normal" style:family="paragraph">
      <style:paragraph-properties fo:margin-top="0.0694in" fo:margin-bottom="0.0694in" fo:line-height="100%"/>
    </style:style>
    <style:style style:name="T316"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31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319" style:family="table-column">
      <style:table-column-properties style:column-width="7.2611in"/>
    </style:style>
    <style:style style:name="Table318" style:family="table">
      <style:table-properties style:width="7.2611in" fo:margin-left="0in" table:align="left"/>
    </style:style>
    <style:style style:name="TableRow320" style:family="table-row">
      <style:table-row-properties/>
    </style:style>
    <style:style style:name="TableCell321" style:family="table-cell">
      <style:table-cell-properties fo:border="0.0069in solid #000000" fo:background-color="#0D0D0D" style:writing-mode="lr-tb" fo:padding-top="0in" fo:padding-left="0.075in" fo:padding-bottom="0in" fo:padding-right="0.075in"/>
    </style:style>
    <style:style style:name="P3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32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347"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3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353"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35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3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0"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37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3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8"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389"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3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39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P397" style:parent-style-name="Normal" style:family="paragraph">
      <style:paragraph-properties fo:margin-top="0.0694in" fo:margin-bottom="0.0694in" fo:line-height="100%"/>
    </style:style>
    <style:style style:name="T398"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399"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400" style:parent-style-name="Normal" style:family="paragraph">
      <style:paragraph-properties fo:margin-bottom="0in" fo:line-height="100%"/>
    </style:style>
    <style:style style:name="T401"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402" style:parent-style-name="Normal" style:family="paragraph">
      <style:paragraph-properties fo:margin-top="0.0694in" fo:margin-bottom="0.0694in" fo:line-height="100%"/>
    </style:style>
    <style:style style:name="T403"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T404" style:parent-style-name="Policepardéfau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fr" style:country-asian="FR"/>
    </style:style>
    <style:style style:name="T405" style:parent-style-name="Policepardéfau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406" style:parent-style-name="Normal" style:family="paragraph">
      <style:paragraph-properties fo:margin-top="0.0694in" fo:margin-bottom="0.0694in" fo:line-height="100%"/>
    </style:style>
    <style:style style:name="T407"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408"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410" style:family="table-column">
      <style:table-column-properties style:column-width="7.2611in"/>
    </style:style>
    <style:style style:name="Table409" style:family="table">
      <style:table-properties style:width="7.2611in" fo:margin-left="0in" table:align="left"/>
    </style:style>
    <style:style style:name="TableRow411" style:family="table-row">
      <style:table-row-properties/>
    </style:style>
    <style:style style:name="TableCell412" style:family="table-cell">
      <style:table-cell-properties fo:border="0.0069in solid #000000" fo:background-color="#0D0D0D" style:writing-mode="lr-tb" fo:padding-top="0in" fo:padding-left="0.075in" fo:padding-bottom="0in" fo:padding-right="0.075in"/>
    </style:style>
    <style:style style:name="P4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453"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4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0"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46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4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47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4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492" style:parent-style-name="Normal" style:family="paragraph">
      <style:paragraph-properties fo:margin-top="0.0694in" fo:margin-bottom="0.0694in" fo:line-height="100%"/>
    </style:style>
    <style:style style:name="T493"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494"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49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496"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497" style:parent-style-name="Normal" style:family="paragraph">
      <style:paragraph-properties fo:margin-bottom="0in" fo:line-height="100%"/>
    </style:style>
    <style:style style:name="T498"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49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P500" style:parent-style-name="Normal" style:family="paragraph">
      <style:paragraph-properties fo:margin-top="0.0694in" fo:margin-bottom="0.0694in" fo:line-height="100%"/>
    </style:style>
    <style:style style:name="T501"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502"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ableColumn504" style:family="table-column">
      <style:table-column-properties style:column-width="7.2611in"/>
    </style:style>
    <style:style style:name="Table503" style:family="table">
      <style:table-properties style:width="7.2611in" fo:margin-left="0in" table:align="left"/>
    </style:style>
    <style:style style:name="TableRow505" style:family="table-row">
      <style:table-row-properties/>
    </style:style>
    <style:style style:name="TableCell506" style:family="table-cell">
      <style:table-cell-properties fo:border="0.0069in solid #000000" fo:background-color="#0D0D0D" style:writing-mode="lr-tb" fo:padding-top="0in" fo:padding-left="0.075in" fo:padding-bottom="0in" fo:padding-right="0.075in"/>
    </style:style>
    <style:style style:name="P5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3"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514"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5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0"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52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52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5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9"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530"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4"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53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5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54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9"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550"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5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4"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555"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573"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5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57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8"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589"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5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5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593"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5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2"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603"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6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6"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607"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1"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622"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6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5"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626"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P6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0" style:parent-style-name="Policepardéfaut" style:family="text">
      <style:text-properties style:font-name="Courier New" style:font-name-asian="Times New Roman" style:font-name-complex="Courier New" style:letter-kerning="false" fo:font-size="10pt" style:font-size-asian="10pt" style:font-size-complex="10pt" fo:language="en" fo:country="US" style:language-asian="fr" style:country-asian="FR"/>
    </style:style>
    <style:style style:name="T631"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P6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style>
    <style:style style:name="P645" style:parent-style-name="Normal" style:family="paragraph">
      <style:paragraph-properties fo:border-top="none" fo:border-left="none" fo:border-bottom="0.0104in solid #000000" fo:border-right="none" fo:padding-top="0in" fo:padding-left="0in" fo:padding-bottom="0.0138in" fo:padding-right="0in" style:shadow="none" fo:margin-top="0.0694in" fo:margin-bottom="0.0694in" fo:line-height="100%"/>
    </style:style>
    <style:style style:name="T646" style:parent-style-name="Policepardéfau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T647"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T648" style:parent-style-name="Policepardéfaut" style:family="text">
      <style:text-properties style:font-name="Courier New" style:font-name-asian="Times New Roman" style:font-name-complex="Courier New" style:letter-kerning="false" fo:font-size="10pt" style:font-size-asian="10pt" style:font-size-complex="10pt" style:language-asian="fr" style:country-asian="FR"/>
    </style:style>
    <style:style style:name="T649" style:parent-style-name="Policepardéfaut" style:family="text">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650" style:parent-style-name="Normal" style:family="paragraph">
      <style:paragraph-properties fo:border-top="none" fo:border-left="none" fo:border-bottom="0.0104in solid #000000" fo:border-right="none" fo:padding-top="0in" fo:padding-left="0in" fo:padding-bottom="0.0138in" fo:padding-right="0in" style:shadow="none"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style:style>
    <style:style style:name="P651" style:parent-style-name="Sansinterligne" style:family="paragraph">
      <style:text-properties fo:font-weight="bold" style:font-weight-asian="bold" style:font-weight-complex="bold"/>
    </style:style>
    <style:style style:name="P652" style:parent-style-name="Sansinterligne" style:family="paragraph">
      <style:text-properties fo:font-weight="bold" style:font-weight-asian="bold" style:font-weight-complex="bold"/>
    </style:style>
    <style:style style:name="P653" style:parent-style-name="Sansinterligne" style:list-style-name="LFO1" style:family="paragraph"/>
    <style:style style:name="T654" style:parent-style-name="Policepardéfaut" style:family="text">
      <style:text-properties fo:font-weight="bold" style:font-weight-asian="bold" style:font-weight-complex="bold" fo:language="en" fo:country="US"/>
    </style:style>
    <style:style style:name="T655" style:parent-style-name="Policepardéfaut" style:family="text">
      <style:text-properties fo:language="en" fo:country="US"/>
    </style:style>
    <style:style style:name="P656" style:parent-style-name="Sansinterligne" style:family="paragraph">
      <style:paragraph-properties fo:margin-left="0.5in">
        <style:tab-stops/>
      </style:paragraph-properties>
      <style:text-properties fo:language="en" fo:country="US"/>
    </style:style>
    <style:style style:name="P657" style:parent-style-name="Sansinterligne" style:list-style-name="LFO1" style:family="paragraph"/>
    <style:style style:name="T658" style:parent-style-name="Policepardéfaut" style:family="text">
      <style:text-properties fo:font-weight="bold" style:font-weight-asian="bold" style:font-weight-complex="bold"/>
    </style:style>
    <style:style style:name="P659" style:parent-style-name="Sansinterligne" style:family="paragraph">
      <style:paragraph-properties fo:margin-left="0.5in">
        <style:tab-stops/>
      </style:paragraph-properties>
    </style:style>
    <style:style style:name="P660" style:parent-style-name="Sansinterligne" style:list-style-name="LFO1" style:family="paragraph"/>
    <style:style style:name="T661" style:parent-style-name="Policepardéfaut" style:family="text">
      <style:text-properties fo:font-weight="bold" style:font-weight-asian="bold" style:font-weight-complex="bold"/>
    </style:style>
    <style:style style:name="P662" style:parent-style-name="Sansinterligne" style:family="paragraph">
      <style:paragraph-properties fo:margin-left="0.5in">
        <style:tab-stops/>
      </style:paragraph-properties>
    </style:style>
    <style:style style:name="P663" style:parent-style-name="Sansinterligne" style:list-style-name="LFO1" style:family="paragraph"/>
    <style:style style:name="T664" style:parent-style-name="Policepardéfaut" style:family="text">
      <style:text-properties fo:font-weight="bold" style:font-weight-asian="bold" style:font-weight-complex="bold"/>
    </style:style>
    <style:style style:name="P665" style:parent-style-name="Sansinterligne" style:family="paragraph">
      <style:paragraph-properties fo:margin-left="0.5in">
        <style:tab-stops/>
      </style:paragraph-properties>
    </style:style>
    <style:style style:name="P666" style:parent-style-name="Sansinterligne" style:list-style-name="LFO1" style:family="paragraph"/>
    <style:style style:name="T667" style:parent-style-name="Policepardéfaut" style:family="text">
      <style:text-properties fo:font-weight="bold" style:font-weight-asian="bold" style:font-weight-complex="bold"/>
    </style:style>
    <style:style style:name="P668" style:parent-style-name="Sansinterligne" style:list-style-name="LFO1" style:family="paragraph"/>
    <style:style style:name="P669" style:parent-style-name="Sansinterligne" style:list-style-name="LFO1" style:family="paragraph"/>
    <style:style style:name="P670" style:parent-style-name="Sansinterligne" style:list-style-name="LFO1" style:family="paragraph"/>
    <style:style style:name="T671" style:parent-style-name="Policepardéfaut" style:family="text">
      <style:text-properties fo:font-weight="bold" style:font-weight-asian="bold" style:font-weight-complex="bold"/>
    </style:style>
    <style:style style:name="P672" style:parent-style-name="Sansinterligne" style:family="paragraph">
      <style:paragraph-properties fo:margin-left="0.5in">
        <style:tab-stops/>
      </style:paragraph-properties>
    </style:style>
    <style:style style:name="P673" style:parent-style-name="Sansinterligne" style:list-style-name="LFO1" style:family="paragraph"/>
    <style:style style:name="T674" style:parent-style-name="Policepardéfaut" style:family="text">
      <style:text-properties fo:font-weight="bold" style:font-weight-asian="bold" style:font-weight-complex="bold"/>
    </style:style>
    <style:style style:name="P675" style:parent-style-name="Sansinterligne" style:family="paragraph">
      <style:paragraph-properties fo:margin-left="0.5in">
        <style:tab-stops/>
      </style:paragraph-properties>
    </style:style>
    <style:style style:name="P676" style:parent-style-name="Sansinterligne" style:list-style-name="LFO1" style:family="paragraph"/>
    <style:style style:name="T677" style:parent-style-name="Policepardéfaut" style:family="text">
      <style:text-properties fo:font-weight="bold" style:font-weight-asian="bold" style:font-weight-complex="bold"/>
    </style:style>
    <style:style style:name="P678" style:parent-style-name="Sansinterligne" style:family="paragraph">
      <style:paragraph-properties fo:margin-left="0.5in">
        <style:tab-stops/>
      </style:paragraph-properties>
    </style:style>
    <style:style style:name="P679" style:parent-style-name="Sansinterligne" style:list-style-name="LFO1" style:family="paragraph"/>
    <style:style style:name="T680" style:parent-style-name="Policepardéfaut" style:family="text">
      <style:text-properties fo:font-weight="bold" style:font-weight-asian="bold" style:font-weight-complex="bold"/>
    </style:style>
    <style:style style:name="P681" style:parent-style-name="Sansinterligne" style:list-style-name="LFO1" style:family="paragraph"/>
    <style:style style:name="P682" style:parent-style-name="Sansinterligne" style:list-style-name="LFO1" style:family="paragraph"/>
    <style:style style:name="P683" style:parent-style-name="Sansinterligne" style:list-style-name="LFO1" style:family="paragraph"/>
    <style:style style:name="P684" style:parent-style-name="Sansinterligne" style:list-style-name="LFO1" style:family="paragraph"/>
    <style:style style:name="P685" style:parent-style-name="Sansinterligne" style:list-style-name="LFO1" style:family="paragraph"/>
    <style:style style:name="P686" style:parent-style-name="Sansinterligne" style:list-style-name="LFO1" style:family="paragraph"/>
    <style:style style:name="P687" style:parent-style-name="Sansinterligne" style:list-style-name="LFO1" style:family="paragraph"/>
    <style:style style:name="P688" style:parent-style-name="Sansinterligne" style:list-style-name="LFO1" style:family="paragraph"/>
    <style:style style:name="P689" style:parent-style-name="Sansinterligne" style:list-style-name="LFO1" style:family="paragraph"/>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3"><text:span text:style-name="T2"><draw:custom-shape svg:x="0in" svg:y="0in" svg:width="45.51042in" svg:height="0.00139in" draw:z-index="0" draw:id="id0" draw:style-name="a0" draw:name="Horizontal Line 97" text:anchor-type="as-char"><svg:title/><svg:desc/><draw:enhanced-geometry draw:type="non-primitive" svg:viewBox="0 0 21600 21600" draw:enhanced-path="M 0 0 L 21600 0 21600 21600 0 21600 Z N"/></draw:custom-shape></text:span></text:h>
      <text:h text:style-name="P3" text:outline-level="3">Etape 1 : Afficher une tâche de base (Variables, DOM)</text:h>
      <text:p text:style-name="P4"><text:span text:style-name="T5">Objectif :</text:span><text:span text:style-name="T6"><text:s/>Obtenir la valeur du champ de saisie et l'afficher dans la console.</text:span></text:p>
      <table:table table:style-name="Table7">
        <table:table-columns>
          <table:table-column table:style-name="TableColumn8"/>
        </table:table-columns>
        <table:table-row table:style-name="TableRow9">
          <table:table-cell table:style-name="TableCell10">
            <text:p text:style-name="P11">// Étape 1 : Afficher une tâche de base</text:p>
            <text:p text:style-name="P12">document.addEventListener('DOMContentLoaded', () =&gt; {</text:p>
            <text:p text:style-name="P13"><text:s text:c="4"/>const taskInput = document.getElementById('taskInput');</text:p>
            <text:p text:style-name="P14"><text:s text:c="4"/>const addTaskBtn = document.getElementById('addTaskBtn');</text:p>
            <text:p text:style-name="P15"><text:s text:c="4"/>const taskList = document.getElementById('taskList');</text:p>
            <text:p text:style-name="P16"><text:s text:c="4"/>const errorMessage = document.getElementById('errorMessage');</text:p>
            <text:p text:style-name="P17"/>
            <text:p text:style-name="P18"><text:s text:c="4"/>// Ajoute un écouteur d'événement au bouton</text:p>
            <text:p text:style-name="P19"><text:s text:c="4"/>addTaskBtn.addEventListener('click', () =&gt; {</text:p>
            <text:p text:style-name="P20"><text:s text:c="8"/>// Récupère la valeur du champ de saisie</text:p>
            <text:p text:style-name="P21"><text:s text:c="8"/>const taskText = taskInput.value;</text:p>
            <text:p text:style-name="P22"><text:s text:c="8"/>console.log("Tâche saisie :", taskText);</text:p>
            <text:p text:style-name="P23"/>
            <text:p text:style-name="P24"><text:s text:c="8"/>// Efface le champ de saisie</text:p>
            <text:p text:style-name="P25"><text:s text:c="8"/>taskInput.value = '';</text:p>
            <text:p text:style-name="P26"><text:s text:c="4"/>});</text:p>
            <text:p text:style-name="P27"><text:span text:style-name="T28">});</text:span></text:p>
          </table:table-cell>
        </table:table-row>
      </table:table>
      <text:p text:style-name="P29"><text:span text:style-name="T30">Vérification :</text:span><text:span text:style-name="T31"><text:s/>Ouvre ton<text:s/></text:span><text:span text:style-name="T32">index.html</text:span><text:span text:style-name="T33"><text:s/>dans un navigateur, ouvre la console développeur (F12), saisis du texte dans le champ et clique sur "Ajouter". Tu devrais voir le texte s'afficher dans la console.</text:span><text:span text:style-name="T34"><draw:custom-shape svg:x="0in" svg:y="0in" svg:width="45.51042in" svg:height="0.00139in" draw:z-index="0" draw:id="id1" draw:style-name="a1" draw:name="Horizontal Line 98" text:anchor-type="as-char"><svg:title/><svg:desc/><draw:enhanced-geometry draw:type="non-primitive" svg:viewBox="0 0 21600 21600" draw:enhanced-path="M 0 0 L 21600 0 21600 21600 0 21600 Z N"/></draw:custom-shape></text:span></text:p>
      <text:h text:style-name="P35" text:outline-level="3">Étape 2 : Ajouter une tâche au DOM (Variables, Fonctions, DOM)</text:h>
      <text:p text:style-name="P36"><text:span text:style-name="T37">Objectif :</text:span><text:span text:style-name="T38"><text:s/>Créer un élément<text:s/></text:span><text:span text:style-name="T39">&lt;li&gt;</text:span><text:span text:style-name="T40"><text:s/>pour chaque tâche et l'ajouter à la liste<text:s/></text:span><text:span text:style-name="T41">&lt;ul&gt;</text:span><text:span text:style-name="T42">.</text:span></text:p>
      <text:p text:style-name="P43"><text:s/>(ajoute ou modifie le code existant) :</text:p>
      <table:table table:style-name="Table44">
        <table:table-columns>
          <table:table-column table:style-name="TableColumn45"/>
        </table:table-columns>
        <table:table-row table:style-name="TableRow46">
          <table:table-cell table:style-name="TableCell47">
            <text:p text:style-name="P48">// ... (code précédent de l'Étape 1)</text:p>
            <text:p text:style-name="P49"/>
            <text:p text:style-name="P50">// Étape 2 : Ajouter une tâche au DOM</text:p>
            <text:p text:style-name="P51">document.addEventListener('DOMContentLoaded', () =&gt; {</text:p>
            <text:p text:style-name="P52"><text:s text:c="4"/>const taskInput = document.getElementById('taskInput');</text:p>
            <text:p text:style-name="P53"><text:s text:c="4"/>const addTaskBtn = document.getElementById('addTaskBtn');</text:p>
            <text:p text:style-name="P54"><text:s text:c="4"/>const taskList = document.getElementById('taskList');</text:p>
            <text:p text:style-name="P55"><text:span text:style-name="T56"><text:s text:c="4"/></text:span><text:span text:style-name="T57">const errorMessage = document.getElementById('errorMessage');</text:span></text:p>
            <text:p text:style-name="P58"/>
            <text:p text:style-name="P59"><text:s text:c="4"/>// Fonction pour ajouter une tâche au DOM</text:p>
            <text:p text:style-name="P60"><text:span text:style-name="T61"><text:s text:c="4"/></text:span><text:span text:style-name="T62">function addTaskToDOM(taskName) {</text:span></text:p>
            <text:p text:style-name="P63"><text:s text:c="8"/>const listItem = document.createElement('li');</text:p>
            <text:p text:style-name="P64"><text:span text:style-name="T65"><text:s text:c="8"/></text:span><text:span text:style-name="T66">listItem.textContent = taskName; // Définit le texte de l'élément li</text:span></text:p>
            <text:p text:style-name="P67"><text:s text:c="8"/>taskList.appendChild(listItem); // Ajoute l'élément li à la liste ul</text:p>
            <text:p text:style-name="P68"><text:s text:c="4"/>}</text:p>
            <text:p text:style-name="P69"/>
            <text:p text:style-name="P70"><text:s text:c="4"/>addTaskBtn.addEventListener('click', () =&gt; {</text:p>
            <text:p text:style-name="P71"><text:s text:c="8"/>const taskText = taskInput.value.trim(); // Utilise trim() pour enlever les espaces inutiles</text:p>
            <text:p text:style-name="P72"/>
            <text:p text:style-name="P73"><text:s text:c="8"/>if (taskText !== '') { // Vérifie que la tâche n'est pas vide</text:p>
            <text:p text:style-name="P74"><text:s text:c="12"/>addTaskToDOM(taskText); // Appelle la fonction pour ajouter la tâche</text:p>
            <text:p text:style-name="P75"><text:s text:c="12"/>taskInput.value = ''; // Efface le champ de saisie</text:p>
            <text:p text:style-name="P76"><text:s text:c="12"/>errorMessage.textContent = ''; // Efface tout message d'erreur précédent</text:p>
            <text:p text:style-name="P77"><text:s text:c="8"/>} else {</text:p>
            <text:soft-page-break/>
            <text:p text:style-name="P78"><text:s text:c="12"/>errorMessage.textContent = 'Veuillez saisir une tâche !';</text:p>
            <text:p text:style-name="P79"><text:s text:c="8"/>}</text:p>
            <text:p text:style-name="P80"><text:s text:c="4"/>});</text:p>
            <text:p text:style-name="P81">}) ;</text:p>
          </table:table-cell>
        </table:table-row>
      </table:table>
      <text:p text:style-name="P82"><text:span text:style-name="T83">Vérification :</text:span><text:span text:style-name="T84"><text:s/>Saisis une tâche et clique sur "Ajouter". La tâche devrait maintenant apparaître dans la liste sur la page.</text:span><text:span text:style-name="T85"><draw:custom-shape svg:x="0in" svg:y="0in" svg:width="45.51042in" svg:height="0.00139in" draw:z-index="0" draw:id="id2" draw:style-name="a2" draw:name="Horizontal Line 99" text:anchor-type="as-char"><svg:title/><svg:desc/><draw:enhanced-geometry draw:type="non-primitive" svg:viewBox="0 0 21600 21600" draw:enhanced-path="M 0 0 L 21600 0 21600 21600 0 21600 Z N"/></draw:custom-shape></text:span></text:p>
      <text:h text:style-name="P86" text:outline-level="3"><text:span text:style-name="T87">Étape 3 : Gérer un tableau de tâches (Tableaux, Boucle<text:s/></text:span><text:span text:style-name="T88">for</text:span><text:span text:style-name="T89">)</text:span></text:h>
      <text:p text:style-name="P90"><text:span text:style-name="T91">Objectif :</text:span><text:span text:style-name="T92"><text:s/>Stocker les tâches dans un tableau JavaScript et les afficher toutes à chaque ajout.</text:span></text:p>
      <table:table table:style-name="Table93">
        <table:table-columns>
          <table:table-column table:style-name="TableColumn94"/>
        </table:table-columns>
        <table:table-row table:style-name="TableRow95">
          <table:table-cell table:style-name="TableCell96">
            <text:p text:style-name="P97">// ... (code précédent)</text:p>
            <text:p text:style-name="P98"/>
            <text:p text:style-name="P99">// Étape 3 : Gérer un tableau de tâches</text:p>
            <text:p text:style-name="P100">document.addEventListener('DOMContentLoaded', () =&gt; {</text:p>
            <text:p text:style-name="P101"><text:s text:c="4"/>const taskInput = document.getElementById('taskInput');</text:p>
            <text:p text:style-name="P102"><text:s text:c="4"/>const addTaskBtn = document.getElementById('addTaskBtn');</text:p>
            <text:p text:style-name="P103"><text:s text:c="4"/>const taskList = document.getElementById('taskList');</text:p>
            <text:p text:style-name="P104"><text:span text:style-name="T105"><text:s text:c="4"/></text:span><text:span text:style-name="T106">const errorMessage = document.getElementById('errorMessage');</text:span></text:p>
            <text:p text:style-name="P107"/>
            <text:p text:style-name="P108"><text:s text:c="4"/>// Tableau pour stocker toutes les tâches</text:p>
            <text:p text:style-name="P109"><text:s text:c="4"/>let tasks = []; // Initialise un tableau vide</text:p>
            <text:p text:style-name="P110"/>
            <text:p text:style-name="P111"><text:s text:c="4"/>function renderTasks() {</text:p>
            <text:p text:style-name="P112"><text:s text:c="8"/>taskList.innerHTML = ''; // Vide la liste HTML avant de la reconstruire</text:p>
            <text:p text:style-name="P113"><text:span text:style-name="T114"><text:s text:c="8"/></text:span><text:span text:style-name="T115">for (let i = 0; i &lt; tasks.length; i++) {</text:span></text:p>
            <text:p text:style-name="P116"><text:s text:c="12"/>const task = tasks[i];</text:p>
            <text:p text:style-name="P117"><text:s text:c="12"/>const listItem = document.createElement('li');</text:p>
            <text:p text:style-name="P118"><text:s text:c="12"/>listItem.textContent = task;</text:p>
            <text:p text:style-name="P119"><text:s text:c="12"/>taskList.appendChild(listItem);</text:p>
            <text:p text:style-name="P120"><text:s text:c="8"/>}</text:p>
            <text:p text:style-name="P121"><text:s text:c="4"/>}</text:p>
            <text:p text:style-name="P122"/>
            <text:p text:style-name="P123"><text:s text:c="4"/>addTaskBtn.addEventListener('click', () =&gt; {</text:p>
            <text:p text:style-name="P124"><text:s text:c="8"/>const taskText = taskInput.value.trim();</text:p>
            <text:p text:style-name="P125"/>
            <text:p text:style-name="P126"><text:span text:style-name="T127"><text:s text:c="8"/></text:span><text:span text:style-name="T128">if (taskText !== '') {</text:span></text:p>
            <text:p text:style-name="P129"><text:s text:c="12"/>tasks.push(taskText); // Ajoute la nouvelle tâche au tableau</text:p>
            <text:p text:style-name="P130"><text:s text:c="12"/>renderTasks(); // Appelle la fonction pour re-rendre toutes les tâches</text:p>
            <text:p text:style-name="P131"><text:span text:style-name="T132"><text:s text:c="12"/></text:span><text:span text:style-name="T133">taskInput.value = '';</text:span></text:p>
            <text:p text:style-name="P134"><text:s text:c="12"/>errorMessage.textContent = '';</text:p>
            <text:p text:style-name="P135"><text:s text:c="8"/>} else {</text:p>
            <text:p text:style-name="P136"><text:span text:style-name="T137"><text:s text:c="12"/></text:span><text:span text:style-name="T138">errorMessage.textContent = 'Veuillez saisir une tâche !';</text:span></text:p>
            <text:p text:style-name="P139"><text:s text:c="8"/>}</text:p>
            <text:p text:style-name="P140"><text:s text:c="4"/>});</text:p>
            <text:p text:style-name="P141"/>
            <text:p text:style-name="P142"><text:s text:c="4"/>// Optionnel : affiche les tâches initiales si le tableau n'est pas vide au chargement</text:p>
            <text:p text:style-name="P143"><text:s text:c="4"/>// renderTasks();</text:p>
            <text:p text:style-name="P144">});</text:p>
          </table:table-cell>
        </table:table-row>
      </table:table>
      <text:p text:style-name="P145"/>
      <text:p text:style-name="P146"><text:span text:style-name="T147">Vérification :</text:span><text:span text:style-name="T148"><text:s/>Ajoute plusieurs tâches. Elles devraient toutes rester affichées, même si tu en ajoutes de nouvelles.</text:span></text:p>
      <text:p text:style-name="P149"><text:span text:style-name="T150"><draw:custom-shape svg:x="0in" svg:y="0in" svg:width="45.51042in" svg:height="0.00139in" draw:z-index="0" draw:id="id3" draw:style-name="a3" draw:name="Horizontal Line 100" text:anchor-type="as-char"><svg:title/><svg:desc/><draw:enhanced-geometry draw:type="non-primitive" svg:viewBox="0 0 21600 21600" draw:enhanced-path="M 0 0 L 21600 0 21600 21600 0 21600 Z N"/></draw:custom-shape></text:span></text:p>
      <text:p text:style-name="P151"/>
      <text:soft-page-break/>
      <text:h text:style-name="P152" text:outline-level="3"><text:span text:style-name="T153">Étape 4 : Utiliser des objets pour les tâches (Objets, Boucle<text:s/></text:span><text:span text:style-name="T154">for...of</text:span><text:span text:style-name="T155">)</text:span></text:h>
      <text:p text:style-name="P156"><text:span text:style-name="T157">Objectif :</text:span><text:span text:style-name="T158"><text:s/>Représenter chaque tâche comme un objet avec un nom et un statut (complétée/non complétée).</text:span></text:p>
      <table:table table:style-name="Table159">
        <table:table-columns>
          <table:table-column table:style-name="TableColumn160"/>
        </table:table-columns>
        <table:table-row table:style-name="TableRow161">
          <table:table-cell table:style-name="TableCell162">
            <text:p text:style-name="P163">// ... (code précédent)</text:p>
            <text:p text:style-name="P164"/>
            <text:p text:style-name="P165">// Étape 4 : Utiliser des objets pour les tâches</text:p>
            <text:p text:style-name="P166">document.addEventListener('DOMContentLoaded', () =&gt; {</text:p>
            <text:p text:style-name="P167"><text:s text:c="4"/>const taskInput = document.getElementById('taskInput');</text:p>
            <text:p text:style-name="P168"><text:s text:c="4"/>const addTaskBtn = document.getElementById('addTaskBtn');</text:p>
            <text:p text:style-name="P169"><text:s text:c="4"/>const taskList = document.getElementById('taskList');</text:p>
            <text:p text:style-name="P170"><text:s text:c="4"/>const errorMessage = document.getElementById('errorMessage');</text:p>
            <text:p text:style-name="P171"/>
            <text:p text:style-name="P172"><text:s text:c="4"/>// Le tableau stockera maintenant des objets { name: '...', completed: false }</text:p>
            <text:p text:style-name="P173"><text:s text:c="4"/>let tasks = [];</text:p>
            <text:p text:style-name="P174"/>
            <text:p text:style-name="P175"><text:s text:c="4"/>function renderTasks() {</text:p>
            <text:p text:style-name="P176"><text:span text:style-name="T177"><text:s text:c="8"/></text:span><text:span text:style-name="T178">taskList.innerHTML = '';</text:span></text:p>
            <text:p text:style-name="P179"><text:s text:c="8"/>// Utilise for...of pour itérer sur les objets du tableau</text:p>
            <text:p text:style-name="P180"><text:span text:style-name="T181"><text:s text:c="8"/></text:span><text:span text:style-name="T182">for (const task of tasks) {</text:span></text:p>
            <text:p text:style-name="P183"><text:span text:style-name="T184"><text:s text:c="12"/></text:span><text:span text:style-name="T185">const listItem = document.createElement('li');</text:span></text:p>
            <text:p text:style-name="P186"><text:s text:c="12"/>listItem.textContent = task.name;</text:p>
            <text:p text:style-name="P187"/>
            <text:p text:style-name="P188"><text:s text:c="12"/>// Ajoute une classe si la tâche est complétée</text:p>
            <text:p text:style-name="P189"><text:span text:style-name="T190"><text:s text:c="12"/></text:span><text:span text:style-name="T191">if (task.completed) {</text:span></text:p>
            <text:p text:style-name="P192"><text:s text:c="16"/>listItem.classList.add('completed');</text:p>
            <text:p text:style-name="P193"><text:s text:c="12"/>}</text:p>
            <text:p text:style-name="P194"/>
            <text:p text:style-name="P195"><text:s text:c="12"/>taskList.appendChild(listItem);</text:p>
            <text:p text:style-name="P196"><text:s text:c="8"/>}</text:p>
            <text:p text:style-name="P197"><text:s text:c="4"/>}</text:p>
            <text:p text:style-name="P198"/>
            <text:p text:style-name="P199"><text:s text:c="4"/>addTaskBtn.addEventListener('click', () =&gt; {</text:p>
            <text:p text:style-name="P200"><text:s text:c="8"/>const taskText = taskInput.value.trim();</text:p>
            <text:p text:style-name="P201"/>
            <text:p text:style-name="P202"><text:span text:style-name="T203"><text:s text:c="8"/></text:span><text:span text:style-name="T204">if (taskText !== '') {</text:span></text:p>
            <text:p text:style-name="P205"><text:s text:c="12"/>// Crée un objet tâche</text:p>
            <text:p text:style-name="P206"><text:s text:c="12"/>const newTask = {</text:p>
            <text:p text:style-name="P207"><text:s text:c="16"/>name: taskText,</text:p>
            <text:p text:style-name="P208"><text:s text:c="16"/>completed: false // Par défaut, une nouvelle tâche n'est pas complétée</text:p>
            <text:p text:style-name="P209"><text:span text:style-name="T210"><text:s text:c="12"/></text:span><text:span text:style-name="T211">};</text:span></text:p>
            <text:p text:style-name="P212"><text:s text:c="12"/>tasks.push(newTask);</text:p>
            <text:p text:style-name="P213"><text:s text:c="12"/>renderTasks();</text:p>
            <text:p text:style-name="P214"><text:s text:c="12"/>taskInput.value = '';</text:p>
            <text:p text:style-name="P215"><text:span text:style-name="T216"><text:s text:c="12"/></text:span><text:span text:style-name="T217">errorMessage.textContent = '';</text:span></text:p>
            <text:p text:style-name="P218"><text:s text:c="8"/>} else {</text:p>
            <text:p text:style-name="P219"><text:s text:c="12"/>errorMessage.textContent = 'Veuillez saisir une tâche !';</text:p>
            <text:p text:style-name="P220"><text:s text:c="8"/>}</text:p>
            <text:p text:style-name="P221"><text:s text:c="4"/>});</text:p>
            <text:p text:style-name="P222"/>
            <text:p text:style-name="P223"><text:s text:c="4"/>// renderTasks(); // Peut être appelé ici si tu as des tâches initiales</text:p>
            <text:p text:style-name="P224">}) ;</text:p>
          </table:table-cell>
        </table:table-row>
      </table:table>
      <text:p text:style-name="P225"><text:span text:style-name="T226">Vérification :</text:span><text:span text:style-name="T227"><text:s/>Fonctionnalité similaire pour l'instant, mais le tableau contient maintenant des objets, ce qui est une base pour les prochaines étapes. Tu ne verras pas de différence visuelle significative tout de suite.</text:span></text:p>
      <text:p text:style-name="P228"><text:span text:style-name="T229"><draw:custom-shape svg:x="0in" svg:y="0in" svg:width="45.51042in" svg:height="0.00139in" draw:z-index="0" draw:id="id4" draw:style-name="a4" draw:name="Horizontal Line 101" text:anchor-type="as-char"><svg:title/><svg:desc/><draw:enhanced-geometry draw:type="non-primitive" svg:viewBox="0 0 21600 21600" draw:enhanced-path="M 0 0 L 21600 0 21600 21600 0 21600 Z N"/></draw:custom-shape></text:span></text:p>
      <text:p text:style-name="P230"/>
      <text:soft-page-break/>
      <text:h text:style-name="P231" text:outline-level="3"><text:span text:style-name="T232">Étape 5 : Marquer une tâche comme complétée (Événements,<text:s/></text:span><text:span text:style-name="T233">if/else</text:span><text:span text:style-name="T234">, DOM)</text:span></text:h>
      <text:p text:style-name="P235"><text:span text:style-name="T236">Objectif :</text:span><text:span text:style-name="T237"><text:s/>Permettre de cliquer sur une tâche pour la marquer comme complétée/non complétée.</text:span></text:p>
      <table:table table:style-name="Table238">
        <table:table-columns>
          <table:table-column table:style-name="TableColumn239"/>
        </table:table-columns>
        <table:table-row table:style-name="TableRow240">
          <table:table-cell table:style-name="TableCell241">
            <text:p text:style-name="P242">// ... (code précédent)</text:p>
            <text:p text:style-name="P243"/>
            <text:p text:style-name="P244">// Étape 5 : Marquer une tâche comme complétée</text:p>
            <text:p text:style-name="P245">document.addEventListener('DOMContentLoaded', () =&gt; {</text:p>
            <text:p text:style-name="P246"><text:s text:c="4"/>const taskInput = document.getElementById('taskInput');</text:p>
            <text:p text:style-name="P247"><text:s text:c="4"/>const addTaskBtn = document.getElementById('addTaskBtn');</text:p>
            <text:p text:style-name="P248"><text:s text:c="4"/>const taskList = document.getElementById('taskList');</text:p>
            <text:p text:style-name="P249"><text:s text:c="4"/>const errorMessage = document.getElementById('errorMessage');</text:p>
            <text:p text:style-name="P250"/>
            <text:p text:style-name="P251"><text:s text:c="4"/>let tasks = [];</text:p>
            <text:p text:style-name="P252"/>
            <text:p text:style-name="P253"><text:s text:c="4"/>function renderTasks() {</text:p>
            <text:p text:style-name="P254"><text:s text:c="8"/>taskList.innerHTML = '';</text:p>
            <text:p text:style-name="P255"><text:s text:c="8"/>tasks.forEach((task, index) =&gt; { // Utilise forEach pour une itération plus moderne</text:p>
            <text:p text:style-name="P256"><text:s text:c="12"/>const listItem = document.createElement('li');</text:p>
            <text:p text:style-name="P257"><text:s text:c="12"/>listItem.textContent = task.name;</text:p>
            <text:p text:style-name="P258"/>
            <text:p text:style-name="P259"><text:s text:c="12"/>if (task.completed) {</text:p>
            <text:p text:style-name="P260"><text:span text:style-name="T261"><text:s text:c="16"/></text:span><text:span text:style-name="T262">listItem.classList.add('completed');</text:span></text:p>
            <text:p text:style-name="P263"><text:s text:c="12"/>}</text:p>
            <text:p text:style-name="P264"/>
            <text:p text:style-name="P265"><text:s text:c="12"/>// Ajoute un écouteur d'événement 'click' à chaque élément de la liste</text:p>
            <text:p text:style-name="P266"><text:s text:c="12"/>listItem.addEventListener('click', () =&gt; {</text:p>
            <text:p text:style-name="P267"><text:s text:c="16"/>// Inverse le statut 'completed' de la tâche correspondante</text:p>
            <text:p text:style-name="P268"><text:span text:style-name="T269"><text:s text:c="16"/></text:span><text:span text:style-name="T270">tasks[index].completed = !tasks[index].completed;</text:span></text:p>
            <text:p text:style-name="P271"><text:span text:style-name="T272"><text:s text:c="16"/></text:span><text:span text:style-name="T273">renderTasks(); // Re-render la liste pour mettre à jour l'affichage</text:span></text:p>
            <text:p text:style-name="P274"><text:span text:style-name="T275"><text:s text:c="12"/></text:span><text:span text:style-name="T276">});</text:span></text:p>
            <text:p text:style-name="P277"/>
            <text:p text:style-name="P278"><text:s text:c="12"/>taskList.appendChild(listItem);</text:p>
            <text:p text:style-name="P279"><text:s text:c="8"/>});</text:p>
            <text:p text:style-name="P280"><text:s text:c="4"/>}</text:p>
            <text:p text:style-name="P281"/>
            <text:p text:style-name="P282"><text:s text:c="4"/>addTaskBtn.addEventListener('click', () =&gt; {</text:p>
            <text:p text:style-name="P283"><text:s text:c="8"/>const taskText = taskInput.value.trim();</text:p>
            <text:p text:style-name="P284"/>
            <text:p text:style-name="P285"><text:s text:c="8"/>if (taskText !== '') {</text:p>
            <text:p text:style-name="P286"><text:s text:c="12"/>const newTask = {</text:p>
            <text:p text:style-name="P287"><text:s text:c="16"/>name: taskText,</text:p>
            <text:p text:style-name="P288"><text:s text:c="16"/>completed: false</text:p>
            <text:p text:style-name="P289"><text:s text:c="12"/>};</text:p>
            <text:p text:style-name="P290"><text:s text:c="12"/>tasks.push(newTask);</text:p>
            <text:p text:style-name="P291"><text:s text:c="12"/>renderTasks();</text:p>
            <text:p text:style-name="P292"><text:s text:c="12"/>taskInput.value = '';</text:p>
            <text:p text:style-name="P293"><text:s text:c="12"/>errorMessage.textContent = '';</text:p>
            <text:p text:style-name="P294"><text:span text:style-name="T295"><text:s text:c="8"/></text:span><text:span text:style-name="T296">} else {</text:span></text:p>
            <text:p text:style-name="P297"><text:s text:c="12"/>errorMessage.textContent = 'Veuillez saisir une tâche !';</text:p>
            <text:p text:style-name="P298"><text:s text:c="8"/>}</text:p>
            <text:p text:style-name="P299"><text:s text:c="4"/>});</text:p>
            <text:p text:style-name="P300"/>
            <text:p text:style-name="P301"><text:s text:c="4"/>// renderTasks();</text:p>
            <text:p text:style-name="P302">}) ;</text:p>
          </table:table-cell>
        </table:table-row>
      </table:table>
      <text:p text:style-name="P303"><text:span text:style-name="T304">Vérification :</text:span><text:span text:style-name="T305"><text:s/>Clique sur une tâche. Elle devrait être barrée (grâce au CSS<text:s/></text:span><text:span text:style-name="T306">.completed</text:span><text:span text:style-name="T307">) et son statut devrait changer à chaque clic.</text:span></text:p>
      <text:p text:style-name="P308"><text:span text:style-name="T309"><draw:custom-shape svg:x="0in" svg:y="0in" svg:width="45.51042in" svg:height="0.00139in" draw:z-index="0" draw:id="id5" draw:style-name="a5" draw:name="Horizontal Line 102" text:anchor-type="as-char"><svg:title/><svg:desc/><draw:enhanced-geometry draw:type="non-primitive" svg:viewBox="0 0 21600 21600" draw:enhanced-path="M 0 0 L 21600 0 21600 21600 0 21600 Z N"/></draw:custom-shape></text:span></text:p>
      <text:p text:style-name="P310"/>
      <text:soft-page-break/>
      <text:h text:style-name="P311" text:outline-level="3"><text:span text:style-name="T312">Étape 6 : Supprimer une tâche (DOM, Boucle<text:s/></text:span><text:span text:style-name="T313">while</text:span><text:span text:style-name="T314"><text:s/>pour suppression)</text:span></text:h>
      <text:p text:style-name="P315"><text:span text:style-name="T316">Objectif :</text:span><text:span text:style-name="T317"><text:s/>Ajouter un bouton de suppression à chaque tâche.</text:span></text:p>
      <table:table table:style-name="Table318">
        <table:table-columns>
          <table:table-column table:style-name="TableColumn319"/>
        </table:table-columns>
        <table:table-row table:style-name="TableRow320">
          <table:table-cell table:style-name="TableCell321">
            <text:p text:style-name="P322">// Étape 6 : Supprimer une tâche</text:p>
            <text:p text:style-name="P323">document.addEventListener('DOMContentLoaded', () =&gt; {</text:p>
            <text:p text:style-name="P324"><text:span text:style-name="T325"><text:s text:c="4"/></text:span><text:span text:style-name="T326">const taskInput = document.getElementById('taskInput');</text:span></text:p>
            <text:p text:style-name="P327"><text:s text:c="4"/>const addTaskBtn = document.getElementById('addTaskBtn');</text:p>
            <text:p text:style-name="P328"><text:s text:c="4"/>const taskList = document.getElementById('taskList');</text:p>
            <text:p text:style-name="P329"><text:s text:c="4"/>const errorMessage = document.getElementById('errorMessage');</text:p>
            <text:p text:style-name="P330"/>
            <text:p text:style-name="P331"><text:s text:c="4"/>let tasks = [];</text:p>
            <text:p text:style-name="P332"/>
            <text:p text:style-name="P333"><text:s text:c="4"/>function renderTasks() {</text:p>
            <text:p text:style-name="P334"><text:s text:c="8"/>taskList.innerHTML = '';</text:p>
            <text:p text:style-name="P335"><text:s text:c="8"/>tasks.forEach((task, index) =&gt; {</text:p>
            <text:p text:style-name="P336"><text:s text:c="12"/>const listItem = document.createElement('li');</text:p>
            <text:p text:style-name="P337"><text:s text:c="12"/>listItem.textContent = task.name;</text:p>
            <text:p text:style-name="P338"/>
            <text:p text:style-name="P339"><text:s text:c="12"/>if (task.completed) {</text:p>
            <text:p text:style-name="P340"><text:s text:c="16"/>listItem.classList.add('completed');</text:p>
            <text:p text:style-name="P341"><text:s text:c="12"/>}</text:p>
            <text:p text:style-name="P342"/>
            <text:p text:style-name="P343"><text:s text:c="12"/>listItem.addEventListener('click', () =&gt; {</text:p>
            <text:p text:style-name="P344"><text:s text:c="16"/>tasks[index].completed = !tasks[index].completed;</text:p>
            <text:p text:style-name="P345"><text:span text:style-name="T346"><text:s text:c="16"/></text:span><text:span text:style-name="T347">renderTasks();</text:span></text:p>
            <text:p text:style-name="P348"><text:s text:c="12"/>});</text:p>
            <text:p text:style-name="P349"/>
            <text:p text:style-name="P350"><text:s text:c="12"/>// Crée un bouton de suppression</text:p>
            <text:p text:style-name="P351"><text:span text:style-name="T352"><text:s text:c="12"/></text:span><text:span text:style-name="T353">const deleteBtn = document.createElement('button');</text:span></text:p>
            <text:p text:style-name="P354"><text:s text:c="12"/>deleteBtn.textContent = 'X';</text:p>
            <text:p text:style-name="P355"><text:s text:c="12"/>deleteBtn.style.marginLeft = '10px';</text:p>
            <text:p text:style-name="P356"><text:span text:style-name="T357"><text:s text:c="12"/></text:span><text:span text:style-name="T358">deleteBtn.style.backgroundColor = '#dc3545'; // Couleur rouge pour supprimer</text:span></text:p>
            <text:p text:style-name="P359"><text:s text:c="12"/>deleteBtn.style.padding = '5px 10px'; // Un peu plus petit</text:p>
            <text:p text:style-name="P360"/>
            <text:p text:style-name="P361"><text:s text:c="12"/>deleteBtn.addEventListener('click', (event) =&gt; {</text:p>
            <text:p text:style-name="P362"><text:s text:c="16"/>event.stopPropagation(); // Empêche l'événement de clic du LI de se propager</text:p>
            <text:p text:style-name="P363"><text:s text:c="16"/>// Utilise la méthode splice pour supprimer l'élément du tableau</text:p>
            <text:p text:style-name="P364"><text:s text:c="16"/>tasks.splice(index, 1);</text:p>
            <text:p text:style-name="P365"><text:s text:c="16"/>renderTasks(); // Re-render la liste</text:p>
            <text:p text:style-name="P366"><text:s text:c="12"/>});</text:p>
            <text:p text:style-name="P367"/>
            <text:p text:style-name="P368"><text:s text:c="12"/>listItem.appendChild(deleteBtn); // Ajoute le bouton à l'élément de la liste</text:p>
            <text:p text:style-name="P369"><text:span text:style-name="T370"><text:s text:c="12"/></text:span><text:span text:style-name="T371">taskList.appendChild(listItem);</text:span></text:p>
            <text:p text:style-name="P372"><text:s text:c="8"/>});</text:p>
            <text:p text:style-name="P373"><text:s text:c="4"/>}</text:p>
            <text:p text:style-name="P374"/>
            <text:p text:style-name="P375"><text:s text:c="4"/>addTaskBtn.addEventListener('click', () =&gt; {</text:p>
            <text:p text:style-name="P376"><text:s text:c="8"/>const taskText = taskInput.value.trim();</text:p>
            <text:p text:style-name="P377"/>
            <text:p text:style-name="P378"><text:s text:c="8"/>if (taskText !== '') {</text:p>
            <text:p text:style-name="P379"><text:s text:c="12"/>const newTask = {</text:p>
            <text:p text:style-name="P380"><text:s text:c="16"/>name: taskText,</text:p>
            <text:p text:style-name="P381"><text:s text:c="16"/>completed: false</text:p>
            <text:p text:style-name="P382"><text:s text:c="12"/>};</text:p>
            <text:p text:style-name="P383"><text:s text:c="12"/>tasks.push(newTask);</text:p>
            <text:p text:style-name="P384"><text:s text:c="12"/>renderTasks();</text:p>
            <text:p text:style-name="P385"><text:s text:c="12"/>taskInput.value = '';</text:p>
            <text:p text:style-name="P386"><text:s text:c="12"/>errorMessage.textContent = '';</text:p>
            <text:p text:style-name="P387"><text:span text:style-name="T388"><text:s text:c="8"/></text:span><text:span text:style-name="T389">} else {</text:span></text:p>
            <text:p text:style-name="P390"><text:s text:c="12"/>errorMessage.textContent = 'Veuillez saisir une tâche !';</text:p>
            <text:p text:style-name="P391"><text:s text:c="8"/>}</text:p>
            <text:p text:style-name="P392"><text:s text:c="4"/>});</text:p>
            <text:p text:style-name="P393"/>
            <text:p text:style-name="P394"><text:s text:c="4"/>// renderTasks();</text:p>
            <text:p text:style-name="P395">});</text:p>
            <text:p text:style-name="P396"/>
          </table:table-cell>
        </table:table-row>
      </table:table>
      <text:p text:style-name="P397"><text:span text:style-name="T398">Vérification :</text:span><text:span text:style-name="T399"><text:s/>Chaque tâche devrait maintenant avoir un bouton "X". Cliquer dessus devrait supprimer la tâche de la liste.</text:span></text:p>
      <text:p text:style-name="P400"><text:span text:style-name="T401"><draw:custom-shape svg:x="0in" svg:y="0in" svg:width="45.51042in" svg:height="0.00139in" draw:z-index="0" draw:id="id6" draw:style-name="a6" draw:name="Horizontal Line 103" text:anchor-type="as-char"><svg:title/><svg:desc/><draw:enhanced-geometry draw:type="non-primitive" svg:viewBox="0 0 21600 21600" draw:enhanced-path="M 0 0 L 21600 0 21600 21600 0 21600 Z N"/></draw:custom-shape></text:span></text:p>
      <text:h text:style-name="P402" text:outline-level="3"><text:span text:style-name="T403">Étape 7 : Gérer les erreurs avec<text:s/></text:span><text:span text:style-name="T404">try/catch</text:span><text:span text:style-name="T405"><text:s/>(Gestion des erreurs)</text:span></text:h>
      <text:p text:style-name="P406"><text:span text:style-name="T407">Objectif :</text:span><text:span text:style-name="T408"><text:s/>Ajouter une gestion des erreurs pour des situations imprévues (même si peu probables ici, c'est pour l'exercice).</text:span></text:p>
      <table:table table:style-name="Table409">
        <table:table-columns>
          <table:table-column table:style-name="TableColumn410"/>
        </table:table-columns>
        <table:table-row table:style-name="TableRow411">
          <table:table-cell table:style-name="TableCell412">
            <text:p text:style-name="P413">// Étape 7 : Gérer les erreurs avec try/catch</text:p>
            <text:p text:style-name="P414">document.addEventListener('DOMContentLoaded', () =&gt; {</text:p>
            <text:p text:style-name="P415"><text:s text:c="4"/>const taskInput = document.getElementById('taskInput');</text:p>
            <text:p text:style-name="P416"><text:s text:c="4"/>const addTaskBtn = document.getElementById('addTaskBtn');</text:p>
            <text:p text:style-name="P417"><text:s text:c="4"/>const taskList = document.getElementById('taskList');</text:p>
            <text:p text:style-name="P418"><text:s text:c="4"/>const errorMessage = document.getElementById('errorMessage');</text:p>
            <text:p text:style-name="P419"/>
            <text:p text:style-name="P420"><text:s text:c="4"/>let tasks = [];</text:p>
            <text:p text:style-name="P421"/>
            <text:p text:style-name="P422"><text:s text:c="4"/>function renderTasks() {</text:p>
            <text:p text:style-name="P423"><text:s text:c="8"/>try {</text:p>
            <text:p text:style-name="P424"><text:s text:c="12"/>taskList.innerHTML = '';</text:p>
            <text:p text:style-name="P425"><text:s text:c="12"/>tasks.forEach((task, index) =&gt; {</text:p>
            <text:p text:style-name="P426"><text:s text:c="16"/>const listItem = document.createElement('li');</text:p>
            <text:p text:style-name="P427"><text:s text:c="16"/>listItem.textContent = task.name;</text:p>
            <text:p text:style-name="P428"/>
            <text:p text:style-name="P429"><text:s text:c="16"/>if (task.completed) {</text:p>
            <text:p text:style-name="P430"><text:s text:c="20"/>listItem.classList.add('completed');</text:p>
            <text:p text:style-name="P431"><text:s text:c="16"/>}</text:p>
            <text:p text:style-name="P432"/>
            <text:p text:style-name="P433"><text:s text:c="16"/>listItem.addEventListener('click', () =&gt; {</text:p>
            <text:p text:style-name="P434"><text:s text:c="20"/>tasks[index].completed = !tasks[index].completed;</text:p>
            <text:p text:style-name="P435"><text:s text:c="20"/>renderTasks();</text:p>
            <text:p text:style-name="P436"><text:s text:c="16"/>});</text:p>
            <text:p text:style-name="P437"/>
            <text:p text:style-name="P438"><text:s text:c="16"/>const deleteBtn = document.createElement('button');</text:p>
            <text:p text:style-name="P439"><text:s text:c="16"/>deleteBtn.textContent = 'X';</text:p>
            <text:p text:style-name="P440"><text:s text:c="16"/>deleteBtn.style.marginLeft = '10px';</text:p>
            <text:p text:style-name="P441"><text:s text:c="16"/>deleteBtn.style.backgroundColor = '#dc3545';</text:p>
            <text:p text:style-name="P442"><text:s text:c="16"/>deleteBtn.style.padding = '5px 10px';</text:p>
            <text:p text:style-name="P443"/>
            <text:p text:style-name="P444"><text:s text:c="16"/>deleteBtn.addEventListener('click', (event) =&gt; {</text:p>
            <text:p text:style-name="P445"><text:s text:c="20"/>event.stopPropagation();</text:p>
            <text:p text:style-name="P446"><text:s text:c="20"/>tasks.splice(index, 1);</text:p>
            <text:p text:style-name="P447"><text:s text:c="20"/>renderTasks();</text:p>
            <text:p text:style-name="P448"><text:s text:c="16"/>});</text:p>
            <text:p text:style-name="P449"/>
            <text:p text:style-name="P450"><text:s text:c="16"/>listItem.appendChild(deleteBtn);</text:p>
            <text:p text:style-name="P451"><text:span text:style-name="T452"><text:s text:c="16"/></text:span><text:span text:style-name="T453">taskList.appendChild(listItem);</text:span></text:p>
            <text:p text:style-name="P454"><text:s text:c="12"/>});</text:p>
            <text:p text:style-name="P455"><text:s text:c="12"/>errorMessage.textContent = ''; // Efface le message d'erreur s'il y en avait un</text:p>
            <text:p text:style-name="P456"><text:s text:c="8"/>} catch (error) {</text:p>
            <text:p text:style-name="P457"><text:s text:c="12"/>console.error("Erreur lors du rendu des tâches :", error);</text:p>
            <text:p text:style-name="P458"><text:s text:c="12"/>errorMessage.textContent = "Une erreur est survenue lors de l'affichage des tâches.";</text:p>
            <text:p text:style-name="P459"><text:span text:style-name="T460"><text:s text:c="8"/></text:span><text:span text:style-name="T461">}</text:span></text:p>
            <text:p text:style-name="P462"><text:s text:c="4"/>}</text:p>
            <text:p text:style-name="P463"/>
            <text:p text:style-name="P464"><text:s text:c="4"/>addTaskBtn.addEventListener('click', () =&gt; {</text:p>
            <text:p text:style-name="P465"><text:s text:c="8"/>const taskText = taskInput.value.trim();</text:p>
            <text:p text:style-name="P466"/>
            <text:p text:style-name="P467"><text:s text:c="8"/>try {</text:p>
            <text:p text:style-name="P468"><text:s text:c="12"/>if (taskText !== '') {</text:p>
            <text:p text:style-name="P469"><text:s text:c="16"/>const newTask = {</text:p>
            <text:p text:style-name="P470"><text:s text:c="20"/>name: taskText,</text:p>
            <text:p text:style-name="P471"><text:s text:c="20"/>completed: false</text:p>
            <text:p text:style-name="P472"><text:s text:c="16"/>};</text:p>
            <text:p text:style-name="P473"><text:s text:c="16"/>tasks.push(newTask);</text:p>
            <text:p text:style-name="P474"><text:s text:c="16"/>renderTasks();</text:p>
            <text:p text:style-name="P475"><text:s text:c="16"/>taskInput.value = '';</text:p>
            <text:p text:style-name="P476"><text:span text:style-name="T477"><text:s text:c="16"/></text:span><text:span text:style-name="T478">errorMessage.textContent = '';</text:span></text:p>
            <text:p text:style-name="P479"><text:s text:c="12"/>} else {</text:p>
            <text:p text:style-name="P480"><text:s text:c="16"/>errorMessage.textContent = 'Veuillez saisir une tâche !';</text:p>
            <text:p text:style-name="P481"><text:s text:c="12"/>}</text:p>
            <text:p text:style-name="P482"><text:s text:c="8"/>} catch (error) {</text:p>
            <text:p text:style-name="P483"><text:s text:c="12"/>console.error("Erreur lors de l'ajout d'une tâche :", error);</text:p>
            <text:p text:style-name="P484"><text:s text:c="12"/>errorMessage.textContent = "Impossible d'ajouter la tâche pour le moment.";</text:p>
            <text:p text:style-name="P485"><text:s text:c="8"/>}</text:p>
            <text:p text:style-name="P486"><text:s text:c="4"/>});</text:p>
            <text:p text:style-name="P487"/>
            <text:p text:style-name="P488"><text:s text:c="4"/>// renderTasks();</text:p>
            <text:p text:style-name="P489">});</text:p>
            <text:p text:style-name="P490"/>
          </table:table-cell>
        </table:table-row>
      </table:table>
      <text:p text:style-name="P491"/>
      <text:p text:style-name="P492"><text:span text:style-name="T493">Vérification :</text:span><text:span text:style-name="T494"><text:s/>Le comportement devrait être le même visuellement. Si tu pouvais forcer une erreur (par exemple, en essayant d'accéder à une propriété indéfinie), le bloc<text:s/></text:span><text:span text:style-name="T495">catch</text:span><text:span text:style-name="T496"><text:s/>gérerait l'erreur et afficherait un message. Pour cet exercice, c'est principalement pour montrer comment les implémenter.</text:span></text:p>
      <text:p text:style-name="P497"><text:span text:style-name="T498"><draw:custom-shape svg:x="0in" svg:y="0in" svg:width="45.51042in" svg:height="0.00139in" draw:z-index="0" draw:id="id7" draw:style-name="a7" draw:name="Horizontal Line 104" text:anchor-type="as-char"><svg:title/><svg:desc/><draw:enhanced-geometry draw:type="non-primitive" svg:viewBox="0 0 21600 21600" draw:enhanced-path="M 0 0 L 21600 0 21600 21600 0 21600 Z N"/></draw:custom-shape></text:span></text:p>
      <text:h text:style-name="P499" text:outline-level="3">Étape 8 : Stockage Local (Bonus)</text:h>
      <text:p text:style-name="P500"><text:span text:style-name="T501">Objectif :</text:span><text:span text:style-name="T502"><text:s/>Persister les tâches même après la fermeture du navigateur.</text:span></text:p>
      <table:table table:style-name="Table503">
        <table:table-columns>
          <table:table-column table:style-name="TableColumn504"/>
        </table:table-columns>
        <table:table-row table:style-name="TableRow505">
          <table:table-cell table:style-name="TableCell506">
            <text:p text:style-name="P507">// Étape 8 : Stockage Local (Bonus)</text:p>
            <text:p text:style-name="P508">document.addEventListener('DOMContentLoaded', () =&gt; {</text:p>
            <text:p text:style-name="P509"><text:s text:c="4"/>const taskInput = document.getElementById('taskInput');</text:p>
            <text:p text:style-name="P510"><text:s text:c="4"/>const addTaskBtn = document.getElementById('addTaskBtn');</text:p>
            <text:p text:style-name="P511"><text:s text:c="4"/>const taskList = document.getElementById('taskList');</text:p>
            <text:p text:style-name="P512"><text:span text:style-name="T513"><text:s text:c="4"/></text:span><text:span text:style-name="T514">const errorMessage = document.getElementById('errorMessage');</text:span></text:p>
            <text:p text:style-name="P515"/>
            <text:p text:style-name="P516"><text:s text:c="4"/>let tasks = [];</text:p>
            <text:p text:style-name="P517"/>
            <text:p text:style-name="P518"><text:s text:c="4"/>// Charge les tâches depuis le stockage local au démarrage</text:p>
            <text:p text:style-name="P519"><text:span text:style-name="T520"><text:s text:c="4"/></text:span><text:span text:style-name="T521">function loadTasks() {</text:span></text:p>
            <text:p text:style-name="P522"><text:s text:c="8"/>try {</text:p>
            <text:p text:style-name="P523"><text:s text:c="12"/>const storedTasks = localStorage.getItem('tasks');</text:p>
            <text:p text:style-name="P524"><text:span text:style-name="T525"><text:s text:c="12"/></text:span><text:span text:style-name="T526">if (storedTasks) {</text:span></text:p>
            <text:p text:style-name="P527"><text:s text:c="16"/>// Parse la chaîne JSON en tableau d'objets</text:p>
            <text:p text:style-name="P528"><text:span text:style-name="T529"><text:s text:c="16"/></text:span><text:span text:style-name="T530">tasks = JSON.parse(storedTasks);</text:span></text:p>
            <text:p text:style-name="P531"><text:s text:c="12"/>}</text:p>
            <text:p text:style-name="P532"><text:s text:c="8"/>} catch (error) {</text:p>
            <text:p text:style-name="P533"><text:span text:style-name="T534"><text:s text:c="12"/></text:span><text:span text:style-name="T535">console.error("Erreur lors du chargement des tâches :", error);</text:span></text:p>
            <text:p text:style-name="P536"><text:s text:c="12"/>errorMessage.textContent = "Impossible de charger les tâches sauvegardées.";</text:p>
            <text:p text:style-name="P537"><text:s text:c="12"/>tasks = []; // Réinitialise les tâches pour éviter des problèmes</text:p>
            <text:p text:style-name="P538"><text:s text:c="8"/>}</text:p>
            <text:p text:style-name="P539"><text:s text:c="4"/>}</text:p>
            <text:p text:style-name="P540"/>
            <text:p text:style-name="P541"><text:s text:c="4"/>// Sauvegarde les tâches dans le stockage local</text:p>
            <text:soft-page-break/>
            <text:p text:style-name="P542"><text:s text:c="4"/>function saveTasks() {</text:p>
            <text:p text:style-name="P543"><text:s text:c="8"/>try {</text:p>
            <text:p text:style-name="P544"><text:s text:c="12"/>// Convertit le tableau d'objets en chaîne JSON</text:p>
            <text:p text:style-name="P545"><text:span text:style-name="T546"><text:s text:c="12"/></text:span><text:span text:style-name="T547">localStorage.setItem('tasks', JSON.stringify(tasks));</text:span></text:p>
            <text:p text:style-name="P548"><text:span text:style-name="T549"><text:s text:c="8"/></text:span><text:span text:style-name="T550">} catch (error) {</text:span></text:p>
            <text:p text:style-name="P551"><text:s text:c="12"/>console.error("Erreur lors de la sauvegarde des tâches :", error);</text:p>
            <text:p text:style-name="P552"><text:s text:c="12"/>errorMessage.textContent = "Impossible de sauvegarder les tâches.";</text:p>
            <text:p text:style-name="P553"><text:span text:style-name="T554"><text:s text:c="8"/></text:span><text:span text:style-name="T555">}</text:span></text:p>
            <text:p text:style-name="P556"><text:s text:c="4"/>}</text:p>
            <text:p text:style-name="P557"/>
            <text:p text:style-name="P558"><text:s text:c="4"/>function renderTasks() {</text:p>
            <text:p text:style-name="P559"><text:s text:c="8"/>try {</text:p>
            <text:p text:style-name="P560"><text:s text:c="12"/>taskList.innerHTML = '';</text:p>
            <text:p text:style-name="P561"><text:s text:c="12"/>tasks.forEach((task, index) =&gt; {</text:p>
            <text:p text:style-name="P562"><text:s text:c="16"/>const listItem = document.createElement('li');</text:p>
            <text:p text:style-name="P563"><text:s text:c="16"/>listItem.textContent = task.name;</text:p>
            <text:p text:style-name="P564"/>
            <text:p text:style-name="P565"><text:s text:c="16"/>if (task.completed) {</text:p>
            <text:p text:style-name="P566"><text:s text:c="20"/>listItem.classList.add('completed');</text:p>
            <text:p text:style-name="P567"><text:s text:c="16"/>}</text:p>
            <text:p text:style-name="P568"/>
            <text:p text:style-name="P569"><text:s text:c="16"/>listItem.addEventListener('click', () =&gt; {</text:p>
            <text:p text:style-name="P570"><text:s text:c="20"/>tasks[index].completed = !tasks[index].completed;</text:p>
            <text:p text:style-name="P571"><text:span text:style-name="T572"><text:s text:c="20"/></text:span><text:span text:style-name="T573">saveTasks(); // Sauvegarde après modification</text:span></text:p>
            <text:p text:style-name="P574"><text:s text:c="20"/>renderTasks();</text:p>
            <text:p text:style-name="P575"><text:span text:style-name="T576"><text:s text:c="16"/></text:span><text:span text:style-name="T577">});</text:span></text:p>
            <text:p text:style-name="P578"/>
            <text:p text:style-name="P579"><text:s text:c="16"/>const deleteBtn = document.createElement('button');</text:p>
            <text:p text:style-name="P580"><text:s text:c="16"/>deleteBtn.textContent = 'X';</text:p>
            <text:p text:style-name="P581"><text:s text:c="16"/>deleteBtn.style.marginLeft = '10px';</text:p>
            <text:p text:style-name="P582"><text:s text:c="16"/>deleteBtn.style.backgroundColor = '#dc3545';</text:p>
            <text:p text:style-name="P583"><text:s text:c="16"/>deleteBtn.style.padding = '5px 10px';</text:p>
            <text:p text:style-name="P584"/>
            <text:p text:style-name="P585"><text:s text:c="16"/>deleteBtn.addEventListener('click', (event) =&gt; {</text:p>
            <text:p text:style-name="P586"><text:s text:c="20"/>event.stopPropagation();</text:p>
            <text:p text:style-name="P587"><text:span text:style-name="T588"><text:s text:c="20"/></text:span><text:span text:style-name="T589">tasks.splice(index, 1);</text:span></text:p>
            <text:p text:style-name="P590"><text:s text:c="20"/>saveTasks(); // Sauvegarde après suppression</text:p>
            <text:p text:style-name="P591"><text:span text:style-name="T592"><text:s text:c="20"/></text:span><text:span text:style-name="T593">renderTasks();</text:span></text:p>
            <text:p text:style-name="P594"><text:s text:c="16"/>});</text:p>
            <text:p text:style-name="P595"/>
            <text:p text:style-name="P596"><text:s text:c="16"/>listItem.appendChild(deleteBtn);</text:p>
            <text:p text:style-name="P597"><text:s text:c="16"/>taskList.appendChild(listItem);</text:p>
            <text:p text:style-name="P598"><text:s text:c="12"/>});</text:p>
            <text:p text:style-name="P599"><text:s text:c="12"/>errorMessage.textContent = '';</text:p>
            <text:p text:style-name="P600"><text:s text:c="8"/>} catch (error) {</text:p>
            <text:p text:style-name="P601"><text:span text:style-name="T602"><text:s text:c="12"/></text:span><text:span text:style-name="T603">console.error("Erreur lors du rendu des tâches :", error);</text:span></text:p>
            <text:p text:style-name="P604"><text:s text:c="12"/>errorMessage.textContent = "Une erreur est survenue lors de l'affichage des tâches.";</text:p>
            <text:p text:style-name="P605"><text:span text:style-name="T606"><text:s text:c="8"/></text:span><text:span text:style-name="T607">}</text:span></text:p>
            <text:p text:style-name="P608"><text:s text:c="4"/>}</text:p>
            <text:p text:style-name="P609"/>
            <text:p text:style-name="P610"><text:s text:c="4"/>addTaskBtn.addEventListener('click', () =&gt; {</text:p>
            <text:p text:style-name="P611"><text:s text:c="8"/>const taskText = taskInput.value.trim();</text:p>
            <text:p text:style-name="P612"/>
            <text:p text:style-name="P613"><text:s text:c="8"/>try {</text:p>
            <text:p text:style-name="P614"><text:s text:c="12"/>if (taskText !== '') {</text:p>
            <text:p text:style-name="P615"><text:s text:c="16"/>const newTask = {</text:p>
            <text:p text:style-name="P616"><text:s text:c="20"/>name: taskText,</text:p>
            <text:p text:style-name="P617"><text:s text:c="20"/>completed: false</text:p>
            <text:p text:style-name="P618"><text:s text:c="16"/>};</text:p>
            <text:p text:style-name="P619"><text:s text:c="16"/>tasks.push(newTask);</text:p>
            <text:p text:style-name="P620"><text:span text:style-name="T621"><text:s text:c="16"/></text:span><text:span text:style-name="T622">saveTasks(); // Sauvegarde après ajout</text:span></text:p>
            <text:p text:style-name="P623"><text:s text:c="16"/>renderTasks();</text:p>
            <text:p text:style-name="P624"><text:span text:style-name="T625"><text:s text:c="16"/></text:span><text:span text:style-name="T626">taskInput.value = '';</text:span></text:p>
            <text:p text:style-name="P627"><text:s text:c="16"/>errorMessage.textContent = '';</text:p>
            <text:p text:style-name="P628"><text:s text:c="12"/>} else {</text:p>
            <text:p text:style-name="P629"><text:span text:style-name="T630"><text:s text:c="16"/></text:span><text:span text:style-name="T631">errorMessage.textContent = 'Veuillez saisir une tâche !';</text:span></text:p>
            <text:soft-page-break/>
            <text:p text:style-name="P632"><text:s text:c="12"/>}</text:p>
            <text:p text:style-name="P633"><text:s text:c="8"/>} catch (error) {</text:p>
            <text:p text:style-name="P634"><text:s text:c="12"/>console.error("Erreur lors de l'ajout d'une tâche :", error);</text:p>
            <text:p text:style-name="P635"><text:s text:c="12"/>errorMessage.textContent = "Impossible d'ajouter la tâche pour le moment.";</text:p>
            <text:p text:style-name="P636"><text:s text:c="8"/>}</text:p>
            <text:p text:style-name="P637"><text:s text:c="4"/>});</text:p>
            <text:p text:style-name="P638"/>
            <text:p text:style-name="P639"><text:s text:c="4"/>// Appelle loadTasks et renderTasks au chargement de la page pour afficher les tâches sauvegardées</text:p>
            <text:p text:style-name="P640"><text:s text:c="4"/>loadTasks();</text:p>
            <text:p text:style-name="P641"><text:s text:c="4"/>renderTasks();</text:p>
            <text:p text:style-name="P642">});</text:p>
            <text:p text:style-name="P643"/>
          </table:table-cell>
        </table:table-row>
      </table:table>
      <text:p text:style-name="P644"/>
      <text:p text:style-name="P645"><text:span text:style-name="T646">Vérification :</text:span><text:span text:style-name="T647"><text:s/>Ajoute quelques tâches, ferme l'onglet de ton navigateur, puis rouvre ton<text:s/></text:span><text:span text:style-name="T648">index.html</text:span><text:span text:style-name="T649">. Les tâches devraient toujours être là !</text:span></text:p>
      <text:p text:style-name="P650"/>
      <text:p text:style-name="P651">Résumé des Concepts Utilisés :</text:p>
      <text:p text:style-name="P652"/>
      <text:list text:style-name="LFO1" text:continue-numbering="true">
        <text:list-item>
          <text:p text:style-name="P653"><text:span text:style-name="T654">Variables :</text:span><text:span text:style-name="T655"><text:s/>taskInput, addTaskBtn, taskList, errorMessage, tasks, taskText, listItem, deleteBtn, newTask, storedTasks, error, index.</text:span></text:p>
        </text:list-item>
      </text:list>
      <text:p text:style-name="P656"/>
      <text:list text:style-name="LFO1" text:continue-numbering="true">
        <text:list-item>
          <text:p text:style-name="P657"><text:span text:style-name="T658">Objets :</text:span><text:s/>Chaque élément du tableau tasks est un objet { name: '...', completed: false }.</text:p>
        </text:list-item>
      </text:list>
      <text:p text:style-name="P659"/>
      <text:list text:style-name="LFO1" text:continue-numbering="true">
        <text:list-item>
          <text:p text:style-name="P660"><text:span text:style-name="T661">Tableaux :</text:span><text:s/>Le tableau tasks stocke toutes les tâches.</text:p>
        </text:list-item>
      </text:list>
      <text:p text:style-name="P662"/>
      <text:list text:style-name="LFO1" text:continue-numbering="true">
        <text:list-item>
          <text:p text:style-name="P663"><text:span text:style-name="T664">Fonctions :</text:span><text:s/>addTaskToDOM (avant renommage en renderTasks), renderTasks, loadTasks, saveTasks.</text:p>
        </text:list-item>
      </text:list>
      <text:p text:style-name="P665"/>
      <text:list text:style-name="LFO1" text:continue-numbering="true">
        <text:list-item>
          <text:p text:style-name="P666"><text:span text:style-name="T667">Boucles :</text:span></text:p>
          <text:list text:continue-numbering="true">
            <text:list-item>
              <text:p text:style-name="P668">for (dans les premières étapes de renderTasks)</text:p>
            </text:list-item>
            <text:list-item>
              <text:p text:style-name="P669">forEach (méthode de tableau, utilisée dans les étapes plus avancées de renderTasks)</text:p>
            </text:list-item>
          </text:list>
        </text:list-item>
        <text:list-item>
          <text:p text:style-name="P670"><text:span text:style-name="T671">Conditions (if/else) :</text:span><text:s/>Vérification de la tâche vide (if (taskText !== '')), gestion du statut completed (if (task.completed)).</text:p>
        </text:list-item>
      </text:list>
      <text:p text:style-name="P672"/>
      <text:list text:style-name="LFO1" text:continue-numbering="true">
        <text:list-item>
          <text:p text:style-name="P673"><text:span text:style-name="T674">try/catch :</text:span><text:s/>Gestion des erreurs potentielles lors du rendu, de l'ajout et du chargement/sauvegarde des tâches.</text:p>
        </text:list-item>
      </text:list>
      <text:p text:style-name="P675"/>
      <text:list text:style-name="LFO1" text:continue-numbering="true">
        <text:list-item>
          <text:p text:style-name="P676"><text:span text:style-name="T677">Événements :</text:span><text:s/>addEventListener('click', ...) sur le bouton d'ajout, sur les éléments de liste, et sur les boutons de suppression. DOMContentLoaded pour s'assurer que le DOM est prêt.</text:p>
        </text:list-item>
      </text:list>
      <text:p text:style-name="P678"/>
      <text:list text:style-name="LFO1" text:continue-numbering="true">
        <text:list-item>
          <text:p text:style-name="P679"><text:span text:style-name="T680">Interactions avec le DOM :</text:span></text:p>
          <text:list text:continue-numbering="true">
            <text:list-item>
              <text:p text:style-name="P681">document.getElementById()</text:p>
            </text:list-item>
            <text:list-item>
              <text:p text:style-name="P682">document.createElement()</text:p>
            </text:list-item>
            <text:list-item>
              <text:p text:style-name="P683">element.value</text:p>
            </text:list-item>
            <text:list-item>
              <text:p text:style-name="P684">element.textContent</text:p>
            </text:list-item>
            <text:list-item>
              <text:p text:style-name="P685">element.appendChild()</text:p>
            </text:list-item>
            <text:list-item>
              <text:p text:style-name="P686">element.innerHTML = ''</text:p>
            </text:list-item>
            <text:list-item>
              <text:p text:style-name="P687">element.classList.add()</text:p>
            </text:list-item>
            <text:list-item>
              <text:p text:style-name="P688">localStorage.getItem(), localStorage.setItem()</text:p>
            </text:list-item>
            <text:list-item>
              <text:p text:style-name="P689">JSON.parse(), JSON.stringify()</text:p>
            </text:list-item>
          </text:list>
        </text:list-item>
      </text:list>
      <text:p text:style-name="Sansinterlign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Sansinterligne" style:display-name="Sans interligne" style:family="paragraph">
      <style:paragraph-properties fo:margin-bottom="0in" fo:line-height="100%"/>
      <style:text-properties fo:hyphenate="false"/>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g-tns-c1624900134-275" style:display-name="ng-tns-c1624900134-275" style:family="text" style:parent-style-name="Policepardéfaut"/>
    <style:style style:name="mat-mdc-button-persistent-ripple" style:display-name="mat-mdc-button-persistent-ripple" style:family="text" style:parent-style-name="Policepardéfaut"/>
    <style:style style:name="mat-focus-indicator" style:display-name="mat-focus-indicator" style:family="text" style:parent-style-name="Policepardéfaut"/>
    <style:style style:name="mat-mdc-button-touch-target" style:display-name="mat-mdc-button-touch-target" style:family="text" style:parent-style-name="Policepardéfaut"/>
    <style:style style:name="mat-ripple" style:display-name="mat-ripple" style:family="text" style:parent-style-name="Policepardéfaut"/>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style>
    <style:style style:name="hljs-meta" style:display-name="hljs-meta" style:family="text" style:parent-style-name="Policepardéfaut"/>
    <style:style style:name="hljs-meta-keyword" style:display-name="hljs-meta-keyword" style:family="text" style:parent-style-name="Policepardéfaut"/>
    <style:style style:name="hljs-tag" style:display-name="hljs-tag" style:family="text" style:parent-style-name="Policepardéfaut"/>
    <style:style style:name="hljs-name" style:display-name="hljs-name" style:family="text" style:parent-style-name="Policepardéfaut"/>
    <style:style style:name="hljs-attr" style:display-name="hljs-attr" style:family="text" style:parent-style-name="Policepardéfaut"/>
    <style:style style:name="hljs-string" style:display-name="hljs-string" style:family="text" style:parent-style-name="Policepardéfaut"/>
    <style:style style:name="css" style:display-name="css" style:family="text" style:parent-style-name="Policepardéfaut"/>
    <style:style style:name="hljs-selector-tag" style:display-name="hljs-selector-tag" style:family="text" style:parent-style-name="Policepardéfaut"/>
    <style:style style:name="hljs-attribute" style:display-name="hljs-attribute" style:family="text" style:parent-style-name="Policepardéfaut"/>
    <style:style style:name="hljs-number" style:display-name="hljs-number" style:family="text" style:parent-style-name="Policepardéfaut"/>
    <style:style style:name="hljs-selector-id" style:display-name="hljs-selector-id" style:family="text" style:parent-style-name="Policepardéfaut"/>
    <style:style style:name="hljs-selector-attr" style:display-name="hljs-selector-attr" style:family="text" style:parent-style-name="Policepardéfaut"/>
    <style:style style:name="hljs-built_in" style:display-name="hljs-built_in" style:family="text" style:parent-style-name="Policepardéfaut"/>
    <style:style style:name="hljs-selector-pseudo" style:display-name="hljs-selector-pseudo" style:family="text" style:parent-style-name="Policepardéfaut"/>
    <style:style style:name="hljs-selector-class" style:display-name="hljs-selector-class" style:family="text" style:parent-style-name="Policepardéfaut"/>
    <style:style style:name="ng-tns-c1624900134-276" style:display-name="ng-tns-c1624900134-276" style:family="text" style:parent-style-name="Policepardéfaut"/>
    <style:style style:name="hljs-comment" style:display-name="hljs-comment" style:family="text" style:parent-style-name="Policepardéfaut"/>
    <style:style style:name="hljs-function" style:display-name="hljs-function" style:family="text" style:parent-style-name="Policepardéfaut"/>
    <style:style style:name="hljs-keyword" style:display-name="hljs-keyword" style:family="text" style:parent-style-name="Policepardéfaut"/>
    <style:style style:name="ng-tns-c1624900134-277" style:display-name="ng-tns-c1624900134-277" style:family="text" style:parent-style-name="Policepardéfaut"/>
    <style:style style:name="hljs-title" style:display-name="hljs-title" style:family="text" style:parent-style-name="Policepardéfaut"/>
    <style:style style:name="hljs-params" style:display-name="hljs-params" style:family="text" style:parent-style-name="Policepardéfaut"/>
    <style:style style:name="ng-tns-c1624900134-278" style:display-name="ng-tns-c1624900134-278" style:family="text" style:parent-style-name="Policepardéfaut"/>
    <style:style style:name="ng-tns-c1624900134-279" style:display-name="ng-tns-c1624900134-279" style:family="text" style:parent-style-name="Policepardéfaut"/>
    <style:style style:name="hljs-literal" style:display-name="hljs-literal" style:family="text" style:parent-style-name="Policepardéfaut"/>
    <style:style style:name="ng-tns-c1624900134-280" style:display-name="ng-tns-c1624900134-280" style:family="text" style:parent-style-name="Policepardéfaut"/>
    <style:style style:name="ng-tns-c1624900134-281" style:display-name="ng-tns-c1624900134-281" style:family="text" style:parent-style-name="Policepardéfaut"/>
    <style:style style:name="ng-tns-c1624900134-282" style:display-name="ng-tns-c1624900134-282" style:family="text" style:parent-style-name="Policepardéfaut"/>
    <style:style style:name="ng-tns-c1624900134-283" style:display-name="ng-tns-c1624900134-283"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élanie Cugnet</meta:initial-creator>
    <dc:creator>Mélanie Cugnet</dc:creator>
    <meta:creation-date>2025-07-02T13:53:00Z</meta:creation-date>
    <dc:date>2025-07-02T14:03:00Z</dc:date>
    <meta:template xlink:href="Normal" xlink:type="simple"/>
    <meta:editing-cycles>1</meta:editing-cycles>
    <meta:editing-duration>PT600S</meta:editing-duration>
    <meta:document-statistic meta:page-count="9" meta:paragraph-count="38" meta:word-count="2942" meta:character-count="19090" meta:row-count="134" meta:non-whitespace-character-count="16186"/>
  </office:meta>
</office:document-meta>
</file>